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style:font-name="Liberation Sans" officeooo:paragraph-rsid="00149139"/>
    </style:style>
    <style:style style:name="P2" style:family="paragraph" style:parent-style-name="List_20_Paragraph" style:list-style-name="WWNum1">
      <style:text-properties style:font-name="Liberation Sans" officeooo:rsid="0010d102" officeooo:paragraph-rsid="00149139"/>
    </style:style>
    <style:style style:name="P3" style:family="paragraph" style:parent-style-name="List_20_Paragraph" style:list-style-name="WWNum2">
      <style:text-properties style:font-name="Liberation Sans" officeooo:rsid="0010d102" officeooo:paragraph-rsid="00149139"/>
    </style:style>
    <style:style style:name="P4" style:family="paragraph" style:parent-style-name="List_20_Paragraph" style:list-style-name="WWNum3">
      <style:text-properties style:font-name="Liberation Sans" officeooo:rsid="0010d102" officeooo:paragraph-rsid="00149139"/>
    </style:style>
    <style:style style:name="P5" style:family="paragraph" style:parent-style-name="List_20_Paragraph" style:list-style-name="WWNum2">
      <style:text-properties style:font-name="Liberation Sans" officeooo:paragraph-rsid="00149139"/>
    </style:style>
    <style:style style:name="P6" style:family="paragraph" style:parent-style-name="List_20_Paragraph" style:list-style-name="WWNum3">
      <style:text-properties style:font-name="Liberation Sans" officeooo:paragraph-rsid="00149139"/>
    </style:style>
    <style:style style:name="P7" style:family="paragraph" style:parent-style-name="Standard">
      <style:text-properties style:font-name="Liberation Sans" officeooo:rsid="00149139" officeooo:paragraph-rsid="00149139"/>
    </style:style>
    <style:style style:name="P8" style:family="paragraph" style:parent-style-name="Standard">
      <style:text-properties style:font-name="Liberation Sans" fo:language="fr" fo:country="FR" style:text-underline-style="solid" style:text-underline-width="auto" style:text-underline-color="font-color" fo:font-weight="bold" officeooo:paragraph-rsid="00149139" style:font-weight-asian="bold"/>
    </style:style>
    <style:style style:name="P9" style:family="paragraph" style:parent-style-name="Standard">
      <style:text-properties style:font-name="Liberation Sans" fo:language="fr" fo:country="FR" style:text-underline-style="solid" style:text-underline-width="auto" style:text-underline-color="font-color" fo:font-weight="bold" officeooo:rsid="001747d8" officeooo:paragraph-rsid="00149139" style:font-weight-asian="bold"/>
    </style:style>
    <style:style style:name="P10" style:family="paragraph" style:parent-style-name="Standard">
      <style:text-properties style:font-name="Liberation Sans" fo:language="fr" fo:country="FR" officeooo:paragraph-rsid="00149139"/>
    </style:style>
    <style:style style:name="P11" style:family="paragraph" style:parent-style-name="Standard">
      <style:text-properties style:font-name="Liberation Sans" fo:language="fr" fo:country="FR" fo:font-weight="bold" officeooo:paragraph-rsid="00149139" style:font-weight-asian="bold"/>
    </style:style>
    <style:style style:name="P12" style:family="paragraph" style:parent-style-name="Standard">
      <style:text-properties style:font-name="Liberation Sans" fo:language="fr" fo:country="FR" fo:font-weight="normal" officeooo:paragraph-rsid="00149139" style:font-weight-asian="normal" style:font-weight-complex="normal"/>
    </style:style>
    <style:style style:name="P13" style:family="paragraph" style:parent-style-name="Standard">
      <style:text-properties style:font-name="Liberation Sans" fo:language="fr" fo:country="FR" officeooo:rsid="00154ce6" officeooo:paragraph-rsid="0017ef3f"/>
    </style:style>
    <style:style style:name="P14" style:family="paragraph" style:parent-style-name="Standard">
      <style:text-properties style:font-name="Liberation Sans" officeooo:paragraph-rsid="00149139"/>
    </style:style>
    <style:style style:name="P15" style:family="paragraph" style:parent-style-name="Standard">
      <style:text-properties style:font-name="Liberation Sans" fo:font-weight="normal" officeooo:paragraph-rsid="00149139" style:font-weight-asian="normal" style:font-weight-complex="normal"/>
    </style:style>
    <style:style style:name="P16" style:family="paragraph" style:parent-style-name="Standard">
      <style:text-properties style:font-name="Liberation Sans" officeooo:rsid="00154ce6" officeooo:paragraph-rsid="0019888d"/>
    </style:style>
    <style:style style:name="P17" style:family="paragraph" style:parent-style-name="Standard">
      <style:text-properties style:font-name="Liberation Sans" officeooo:paragraph-rsid="0015a962"/>
    </style:style>
    <style:style style:name="P18" style:family="paragraph" style:parent-style-name="Standard">
      <style:text-properties style:font-name="Liberation Sans" officeooo:paragraph-rsid="00160764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style:font-name="Liberation Sans" fo:language="fr" fo:country="FR" officeooo:paragraph-rsid="00149139"/>
    </style:style>
    <style:style style:name="P20" style:family="paragraph" style:parent-style-name="Standard" style:master-page-name="Standard">
      <style:paragraph-properties style:page-number="auto"/>
      <style:text-properties style:font-name="Liberation Sans" fo:language="fr" fo:country="FR" style:text-underline-style="solid" style:text-underline-width="auto" style:text-underline-color="font-color" fo:font-weight="bold" officeooo:paragraph-rsid="00149139" style:font-weight-asian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9139" style:font-weight-asian="normal" style:font-weight-complex="normal"/>
    </style:style>
    <style:style style:name="T4" style:family="text">
      <style:text-properties style:text-underline-style="none" fo:font-weight="normal" officeooo:rsid="00154ce6" style:font-weight-asian="normal" style:font-weight-complex="normal"/>
    </style:style>
    <style:style style:name="T5" style:family="text">
      <style:text-properties style:text-underline-style="none" fo:font-weight="normal" officeooo:rsid="0015a962" style:font-weight-asian="normal" style:font-weight-complex="normal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fo:language="fr" fo:country="FR" fo:font-weight="bold" officeooo:rsid="0010d102" style:font-weight-asian="bold" style:font-weight-complex="bold"/>
    </style:style>
    <style:style style:name="T10" style:family="text">
      <style:text-properties fo:language="fr" fo:country="FR" fo:font-weight="bold" officeooo:rsid="001257fd" style:font-weight-asian="bold" style:font-weight-complex="bold"/>
    </style:style>
    <style:style style:name="T11" style:family="text">
      <style:text-properties fo:language="fr" fo:country="FR" fo:font-weight="bold" officeooo:rsid="00149139" style:font-weight-asian="bold" style:font-weight-complex="bold"/>
    </style:style>
    <style:style style:name="T12" style:family="text">
      <style:text-properties fo:language="fr" fo:country="FR" fo:font-weight="bold" officeooo:rsid="0015a962" style:font-weight-asian="bold" style:font-weight-complex="bold"/>
    </style:style>
    <style:style style:name="T13" style:family="text">
      <style:text-properties fo:language="fr" fo:country="FR" fo:font-weight="bold" officeooo:rsid="00171371" style:font-weight-asian="bold"/>
    </style:style>
    <style:style style:name="T14" style:family="text">
      <style:text-properties fo:language="fr" fo:country="FR" officeooo:rsid="0010d102"/>
    </style:style>
    <style:style style:name="T15" style:family="text">
      <style:text-properties fo:language="fr" fo:country="FR" fo:font-weight="normal" style:font-weight-asian="normal" style:font-weight-complex="normal"/>
    </style:style>
    <style:style style:name="T16" style:family="text">
      <style:text-properties fo:language="fr" fo:country="FR" fo:font-weight="normal" officeooo:rsid="00148a4d" style:font-weight-asian="normal" style:font-weight-complex="normal"/>
    </style:style>
    <style:style style:name="T17" style:family="text">
      <style:text-properties fo:language="fr" fo:country="FR" fo:font-weight="normal" officeooo:rsid="0010d102" style:font-weight-asian="normal" style:font-weight-complex="normal"/>
    </style:style>
    <style:style style:name="T18" style:family="text">
      <style:text-properties fo:language="fr" fo:country="FR" fo:font-weight="normal" officeooo:rsid="001257fd" style:font-weight-asian="normal" style:font-weight-complex="normal"/>
    </style:style>
    <style:style style:name="T19" style:family="text">
      <style:text-properties fo:language="fr" fo:country="FR" fo:font-weight="normal" officeooo:rsid="0016198a" style:font-weight-asian="normal" style:font-weight-complex="normal"/>
    </style:style>
    <style:style style:name="T20" style:family="text">
      <style:text-properties fo:language="fr" fo:country="FR" fo:font-weight="normal" officeooo:rsid="00149139" style:font-weight-asian="normal" style:font-weight-complex="normal"/>
    </style:style>
    <style:style style:name="T21" style:family="text">
      <style:text-properties fo:language="fr" fo:country="FR" fo:font-weight="normal" officeooo:rsid="00154ce6" style:font-weight-asian="normal" style:font-weight-complex="normal"/>
    </style:style>
    <style:style style:name="T22" style:family="text">
      <style:text-properties fo:language="fr" fo:country="FR" fo:font-weight="normal" officeooo:rsid="0015a962" style:font-weight-asian="normal" style:font-weight-complex="normal"/>
    </style:style>
    <style:style style:name="T23" style:family="text">
      <style:text-properties fo:language="fr" fo:country="FR" fo:font-weight="normal" officeooo:rsid="00171371" style:font-weight-asian="normal" style:font-weight-complex="normal"/>
    </style:style>
    <style:style style:name="T24" style:family="text">
      <style:text-properties fo:language="fr" fo:country="FR" fo:font-weight="normal" officeooo:rsid="0019888d" style:font-weight-asian="normal" style:font-weight-complex="normal"/>
    </style:style>
    <style:style style:name="T25" style:family="text">
      <style:text-properties fo:language="fr" fo:country="FR" fo:font-weight="normal" officeooo:rsid="0017ef3f" style:font-weight-asian="normal" style:font-weight-complex="normal"/>
    </style:style>
    <style:style style:name="T26" style:family="text">
      <style:text-properties fo:language="fr" fo:country="FR" fo:font-weight="normal" officeooo:rsid="0019e60d" style:font-weight-asian="normal" style:font-weight-complex="normal"/>
    </style:style>
    <style:style style:name="T27" style:family="text">
      <style:text-properties fo:language="fr" fo:country="FR" officeooo:rsid="00148a4d"/>
    </style:style>
    <style:style style:name="T28" style:family="text">
      <style:text-properties fo:language="fr" fo:country="FR" officeooo:rsid="001257fd"/>
    </style:style>
    <style:style style:name="T29" style:family="text">
      <style:text-properties fo:language="fr" fo:country="FR" officeooo:rsid="0016198a"/>
    </style:style>
    <style:style style:name="T30" style:family="text">
      <style:text-properties fo:language="fr" fo:country="FR" officeooo:rsid="00149139"/>
    </style:style>
    <style:style style:name="T31" style:family="text">
      <style:text-properties fo:language="fr" fo:country="FR" officeooo:rsid="00154ce6"/>
    </style:style>
    <style:style style:name="T32" style:family="text">
      <style:text-properties fo:language="fr" fo:country="FR" officeooo:rsid="0015a962"/>
    </style:style>
    <style:style style:name="T33" style:family="text">
      <style:text-properties fo:language="fr" fo:country="FR" officeooo:rsid="00160764"/>
    </style:style>
    <style:style style:name="T34" style:family="text">
      <style:text-properties fo:language="fr" fo:country="FR" officeooo:rsid="00171371"/>
    </style:style>
    <style:style style:name="T35" style:family="text">
      <style:text-properties fo:language="fr" fo:country="FR" officeooo:rsid="0017ef3f"/>
    </style:style>
    <style:style style:name="T36" style:family="text">
      <style:text-properties fo:language="fr" fo:country="FR" officeooo:rsid="001b7684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49139" style:font-weight-asian="normal" style:font-weight-complex="normal"/>
    </style:style>
    <style:style style:name="T39" style:family="text">
      <style:text-properties fo:font-weight="normal" officeooo:rsid="0017ef3f" style:font-weight-asian="normal" style:font-weight-complex="normal"/>
    </style:style>
    <style:style style:name="T40" style:family="text">
      <style:text-properties officeooo:rsid="0017ef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st de validation :</text:p>
      <text:p text:style-name="P8"/>
      <text:p text:style-name="P9"><text:span text:style-name="T1">Auteur : </text:span><text:span text:style-name="T2">Couassi-Blé Yannick, </text:span><text:span text:style-name="T3">Alexandre GASPARD CILIA</text:span></text:p>
      <text:p text:style-name="P8"/>
      <text:p text:style-name="P14"><text:span text:style-name="T7">Titre : </text:span><text:span text:style-name="T6">ajout réussit d’un </text:span><text:span text:style-name="T30">chapitre</text:span><text:span text:style-name="T6"> dans ecours. </text:span></text:p>
      <text:p text:style-name="P10"/>
      <text:p text:style-name="P14"><text:span text:style-name="T7">Contexte : </text:span><text:span text:style-name="T6">L’enseignant est authentifié et décide d’ajouter </text:span><text:span text:style-name="T14">un </text:span><text:span text:style-name="T30">chapitre</text:span><text:span text:style-name="T6"> </text:span><text:span text:style-name="T9">« </text:span><text:span text:style-name="T20">Analyse </text:span><text:span text:style-name="T11">»</text:span><text:span text:style-name="T6"> non existante précédemment. </text:span></text:p>
      <text:p text:style-name="P10"/>
      <text:p text:style-name="P14"><text:span text:style-name="T7">Entrée : </text:span><text:span text:style-name="T15"><text:s/></text:span><text:span text:style-name="T26">ue : « </text:span><text:span text:style-name="T16">ingénierie</text:span><text:span text:style-name="T17"> logiciel », </text:span><text:span text:style-name="T26">chapitre : </text:span><text:span text:style-name="T17"><text:s/>« </text:span><text:span text:style-name="T18">Analyse »</text:span></text:p>
      <text:p text:style-name="P11">Scenario: </text:p>
      <text:list xml:id="list5481846801953846049" text:style-name="WWNum1">
        <text:list-item>
          <text:p text:style-name="P1"><text:span text:style-name="T6">L’enseignant choisi</text:span><text:span text:style-name="T27">t</text:span><text:span text:style-name="T6"> d’ajouter une q</text:span><text:span text:style-name="T14">uestion</text:span></text:p>
        </text:list-item>
        <text:list-item>
          <text:p text:style-name="P2"><text:span text:style-name="T6">il choisie l'UE « </text:span><text:span text:style-name="T27">ingénierie</text:span><text:span text:style-name="T6"> logiciel » </text:span></text:p>
        </text:list-item>
        <text:list-item>
          <text:p text:style-name="P1"><text:span text:style-name="T28">il </text:span><text:span text:style-name="T30">entre le chapitre « Analyse »</text:span></text:p>
        </text:list-item>
        <text:list-item>
          <text:p text:style-name="P1"><text:span text:style-name="T19">il valide</text:span><text:span text:style-name="T7"><text:line-break/></text:span></text:p>
        </text:list-item>
      </text:list>
      <text:p text:style-name="P14"><text:span text:style-name="T7">Résultat attendu : </text:span><text:span text:style-name="T20">le chapitre « Analyse »</text:span><text:span text:style-name="T17"> </text:span><text:span text:style-name="T15">est ajouté à</text:span><text:bookmark text:name="_GoBack"/><text:span text:style-name="T15"> la liste des </text:span><text:span text:style-name="T20">chapitres</text:span><text:span text:style-name="T18"> de l'UE « </text:span><text:span text:style-name="T16">ingénierie</text:span><text:span text:style-name="T18"> logiciel »</text:span></text:p>
      <text:p text:style-name="P15"><text:span text:style-name="T6">Le système affiche un message de confirmation de l’ajout </text:span><text:span text:style-name="T30">du chapitre</text:span></text:p>
      <text:p text:style-name="P12"/>
      <text:p text:style-name="P14"><text:span text:style-name="T7">Moyen de Vérification :</text:span><text:span text:style-name="T15"> visuel pour la confirmation </text:span></text:p>
      <text:p text:style-name="P15"><text:span text:style-name="T6">Pour se rassurer que l’ajout s’est bien déroulé </text:span><text:span text:style-name="T30">peut utiliser l</text:span><text:span text:style-name="T31">a</text:span><text:span text:style-name="T30"> méthode verifChapitre(in ue : String, in chapitre : String) : boolean avec les paramètres « ingénierie logiciel » et « Analyse » </text:span><text:span text:style-name="T36">doit retourner « true »</text:span><text:span text:style-name="T30">.</text:span><text:span text:style-name="T6"> <text:s text:c="2"/></text:span></text:p>
      <text:p text:style-name="P10"/>
      <text:p text:style-name="P10"/>
      <text:p text:style-name="P19"/>
      <text:p text:style-name="P10"/>
      <text:p text:style-name="P14"><text:span text:style-name="T7">Titre : </text:span><text:span text:style-name="T6">modification réussit d’</text:span><text:span text:style-name="T32">un chapitre</text:span><text:span text:style-name="T6"> dans ecours </text:span></text:p>
      <text:p text:style-name="P9"/>
      <text:p text:style-name="P9"><text:span text:style-name="T1">Auteur : </text:span><text:span text:style-name="T2">Couassi-Blé Yannick, </text:span><text:span text:style-name="T4">Alexandre GASPARD CILIA</text:span></text:p>
      <text:p text:style-name="P10"/>
      <text:p text:style-name="P14"><text:span text:style-name="T7">Contexte : </text:span><text:span text:style-name="T15"><text:s/>L’enseignant est authentifié et décide </text:span><text:span text:style-name="T18">de modifier </text:span><text:span text:style-name="T21">chapitre « Analyse »</text:span><text:span text:style-name="T15"> </text:span><text:span text:style-name="T16">déjà</text:span><text:span text:style-name="T15"> existant</text:span><text:span text:style-name="T10"> </text:span><text:span text:style-name="T21">par « Conception »</text:span><text:span text:style-name="T8"> <text:s/></text:span></text:p>
      <text:p text:style-name="P10"/>
      <text:p text:style-name="P17"><text:span text:style-name="T7">Entrée : </text:span><text:span text:style-name="T22">UE :</text:span><text:span text:style-name="T18">« </text:span><text:span text:style-name="T17">UE </text:span><text:span text:style-name="T16">ingénierie</text:span><text:span text:style-name="T17"> logicie</text:span><text:span text:style-name="T22">l », chapitre :« Analyse », nouveau chapitre : « Conception »</text:span><text:span text:style-name="T15"> </text:span></text:p>
      <text:p text:style-name="P10"/>
      <text:p text:style-name="P11">Scenario: </text:p>
      <text:list xml:id="list1666078106696946181" text:style-name="WWNum2">
        <text:list-item>
          <text:p text:style-name="P5"><text:span text:style-name="T6">L’enseignant choisie </text:span><text:span text:style-name="T28">de modifier</text:span><text:span text:style-name="T6"> un </text:span><text:span text:style-name="T31">chapitre</text:span></text:p>
        </text:list-item>
        <text:list-item>
          <text:p text:style-name="P3"><text:span text:style-name="T6">il choisie « UE </text:span><text:span text:style-name="T27">ingénierie</text:span><text:span text:style-name="T6"> logiciel » </text:span></text:p>
        </text:list-item>
        <text:list-item>
          <text:p text:style-name="P5"><text:span text:style-name="T28">il choisit le chapitre </text:span><text:span text:style-name="T31">à modifier</text:span><text:span text:style-name="T28"> « Analyse »</text:span></text:p>
        </text:list-item>
        <text:list-item>
          <text:p text:style-name="P5"><text:span text:style-name="T17">I</text:span><text:span text:style-name="T16">l saisit l</text:span><text:span text:style-name="T21">e</text:span><text:span text:style-name="T16"> nouv</text:span><text:span text:style-name="T21">eau chapitre</text:span><text:span text:style-name="T16"> </text:span><text:span text:style-name="T18">« </text:span><text:span text:style-name="T21">Conception »</text:span><text:span text:style-name="T16"> </text:span></text:p>
        </text:list-item>
        <text:list-item>
          <text:p text:style-name="P5"><text:span text:style-name="T19">il valide</text:span><text:span text:style-name="T7"><text:line-break/></text:span></text:p>
        </text:list-item>
      </text:list>
      <text:p text:style-name="P14"><text:span text:style-name="T7">Résultat attendu :</text:span><text:span text:style-name="T15"> </text:span><text:span text:style-name="T21">le chapitre « Analyse »</text:span><text:span text:style-name="T17"> </text:span><text:span text:style-name="T15">est r</text:span><text:span text:style-name="T16">emplacé</text:span><text:span text:style-name="T18"> </text:span><text:span text:style-name="T16">par </text:span><text:span text:style-name="T21">le chapitre « Conception »</text:span><text:span text:style-name="T16"> <text:s/></text:span></text:p>
      <text:p text:style-name="P15"><text:span text:style-name="T6">Le système affiche un message de confirmation de </text:span><text:span text:style-name="T27">modification </text:span><text:span text:style-name="T31">du chapitre.</text:span></text:p>
      <text:p text:style-name="P10"/>
      <text:p text:style-name="P14"><text:span text:style-name="T7">Moyen de Vérification : </text:span><text:span text:style-name="T6">visuel pour la confirmation </text:span></text:p>
      <text:p text:style-name="P16"><text:span text:style-name="T6">Verifier </text:span><text:span text:style-name="T35">que</text:span><text:span text:style-name="T6"> le changement a été effectué avec </text:span><text:span text:style-name="T20">l</text:span><text:span text:style-name="T15">a</text:span><text:span text:style-name="T20"> méthode verifChapitre(in ue : String, in chapitre : String) : boolean avec les paramètres « ingénierie logiciel » et « </text:span><text:span text:style-name="T15">Conception</text:span><text:span text:style-name="T20"> » </text:span><text:span text:style-name="T24">qui doit retourner « true »</text:span><text:span text:style-name="T20">.</text:span></text:p>
      <text:p text:style-name="P16"><text:soft-page-break/><text:span text:style-name="T15">Verifier </text:span><text:span text:style-name="T25">que</text:span><text:span text:style-name="T15"> le changement a été effectué avec </text:span><text:span text:style-name="T20">l</text:span><text:span text:style-name="T15">a</text:span><text:span text:style-name="T20"> méthode verifChapitre(in ue : String, in chapitre : String) : boolean avec les paramètres « ingénierie logiciel » et « </text:span><text:span text:style-name="T24">Analyse</text:span><text:span text:style-name="T20"> » </text:span><text:span text:style-name="T24">qui doit retourner « false »</text:span><text:span text:style-name="T20">.</text:span><text:span text:style-name="T15"> <text:s text:c="2"/></text:span></text:p>
      <text:p text:style-name="P10"/>
      <text:p text:style-name="P19"/>
      <text:p text:style-name="P14"><text:span text:style-name="T7">Titre : </text:span><text:span text:style-name="T6">suppression réussit d’</text:span><text:span text:style-name="T32">un chapitre</text:span><text:span text:style-name="T6"> dans ecours </text:span></text:p>
      <text:p text:style-name="P10"/>
      <text:p text:style-name="P9">Auteur :<text:span text:style-name="T1"> </text:span><text:span text:style-name="T2">Couassi-Blé Yannick, </text:span><text:span text:style-name="T5">Alexandre GASPARD CILIA</text:span></text:p>
      <text:p text:style-name="P10"/>
      <text:p text:style-name="P14"><text:span text:style-name="T7">Contexte : </text:span><text:span text:style-name="T6">L’enseignant est authentifié et décide de supprimer </text:span><text:span text:style-name="T22">le chapitre</text:span><text:span text:style-name="T12"> « Analyse »</text:span><text:span text:style-name="T8"> </text:span><text:span text:style-name="T6">déjà existant.</text:span></text:p>
      <text:p text:style-name="P10"/>
      <text:p text:style-name="P18"><text:span text:style-name="T7">Entrée : </text:span><text:span text:style-name="T22">UE :</text:span><text:span text:style-name="T18">« </text:span><text:span text:style-name="T17">UE </text:span><text:span text:style-name="T16">ingénierie</text:span><text:span text:style-name="T17"> logicie</text:span><text:span text:style-name="T22">l », chapitre :« Analyse »</text:span></text:p>
      <text:p text:style-name="P10"/>
      <text:p text:style-name="P11">Scenario: </text:p>
      <text:list xml:id="list8040086451027781976" text:style-name="WWNum3">
        <text:list-item>
          <text:p text:style-name="P6"><text:span text:style-name="T6">L’enseignant choisie </text:span><text:span text:style-name="T28">de </text:span><text:span text:style-name="T27">supprimer</text:span><text:span text:style-name="T6"> un </text:span><text:span text:style-name="T33">chapitre</text:span></text:p>
        </text:list-item>
        <text:list-item>
          <text:p text:style-name="P4"><text:span text:style-name="T6">il choisie « UE </text:span><text:span text:style-name="T27">ingénierie</text:span><text:span text:style-name="T6"> logiciel » </text:span></text:p>
        </text:list-item>
        <text:list-item>
          <text:p text:style-name="P6"><text:span text:style-name="T28">il choisit le chapitre </text:span><text:span text:style-name="T34">à supprimer </text:span><text:span text:style-name="T28">« Analyse »</text:span></text:p>
        </text:list-item>
        <text:list-item>
          <text:p text:style-name="P6"><text:span text:style-name="T19">Il valide</text:span><text:span text:style-name="T7"><text:line-break/></text:span></text:p>
        </text:list-item>
      </text:list>
      <text:p text:style-name="P14"><text:span text:style-name="T7">Résultat attendu : </text:span><text:span text:style-name="T23">le chapitre « Analyse »</text:span><text:span text:style-name="T13"> </text:span><text:span text:style-name="T6">est supprimé de la liste </text:span><text:span text:style-name="T34">des chapitres.</text:span><text:span text:style-name="T6"> </text:span></text:p>
      <text:p text:style-name="P14"><text:span text:style-name="T6">Le système affiche un message de confirmation de suppression d</text:span><text:span text:style-name="T34">u chapitre.</text:span></text:p>
      <text:p text:style-name="P10"/>
      <text:p text:style-name="P14"><text:span text:style-name="T7">Moyen de Vérification : </text:span><text:span text:style-name="T6">visuel pour la confirmation </text:span></text:p>
      <text:p text:style-name="P14"><text:span text:style-name="T6">Mise a jour des </text:span><text:span text:style-name="T29">questions</text:span></text:p>
      <text:p text:style-name="P13">Verifier <text:span text:style-name="T40">que</text:span> l<text:span text:style-name="T40">a</text:span> <text:span text:style-name="T40">suppression</text:span> a été effectué avec <text:span text:style-name="T38">l</text:span><text:span text:style-name="T37">a</text:span><text:span text:style-name="T38"> méthode verifChapitre(in ue : String, in chapitre : String) : boolean avec les paramètres « ingénierie logiciel » et « </text:span><text:span text:style-name="T39">Analyse</text:span><text:span text:style-name="T38"> » </text:span><text:span text:style-name="T39">qui doit retourner « false »</text:span><text:span text:style-name="T38">.</text:span><text:span text:style-name="T37"> <text:s text:c="2"/></text:span>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 ALEXANDRE</meta:initial-creator>
    <meta:creation-date>2016-10-19T14:52:46.787398621</meta:creation-date>
    <dc:date>2016-10-19T15:23:16.344578909</dc:date>
    <dc:creator>GASPARD ALEXANDRE</dc:creator>
    <meta:editing-duration>PT30M24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2" meta:paragraph-count="43" meta:word-count="499" meta:character-count="2924" meta:non-whitespace-character-count="2446"/>
  </office:meta>
</office:document-meta>
</file>